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style:text-properties officeooo:paragraph-rsid="1044b2e0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90da41"/>
    </style:style>
    <style:style style:name="P54" style:family="paragraph" style:parent-style-name="Standard">
      <style:text-properties officeooo:paragraph-rsid="10929fde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officeooo:paragraph-rsid="109df1b9"/>
    </style:style>
    <style:style style:name="P58" style:family="paragraph" style:parent-style-name="Footnote">
      <style:text-properties officeooo:paragraph-rsid="10a5bb50"/>
    </style:style>
    <style:style style:name="P59" style:family="paragraph" style:parent-style-name="Standard">
      <style:text-properties officeooo:paragraph-rsid="101c0948"/>
    </style:style>
    <style:style style:name="P60" style:family="paragraph" style:parent-style-name="Standard">
      <style:text-properties officeooo:paragraph-rsid="10abd9a7"/>
    </style:style>
    <style:style style:name="P61" style:family="paragraph" style:parent-style-name="Standard">
      <style:text-properties officeooo:paragraph-rsid="0ddfbc49"/>
    </style:style>
    <style:style style:name="P62" style:family="paragraph" style:parent-style-name="Footnote">
      <style:text-properties officeooo:paragraph-rsid="10bc5bbc"/>
    </style:style>
    <style:style style:name="P63" style:family="paragraph" style:parent-style-name="Standard">
      <style:text-properties officeooo:paragraph-rsid="10bb09b3"/>
    </style:style>
    <style:style style:name="P64" style:family="paragraph" style:parent-style-name="Standard">
      <style:text-properties officeooo:paragraph-rsid="1108b645"/>
    </style:style>
    <style:style style:name="P65" style:family="paragraph" style:parent-style-name="Standard">
      <style:text-properties officeooo:paragraph-rsid="1104ef98"/>
    </style:style>
    <style:style style:name="P6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8" style:family="paragraph" style:parent-style-name="Standard" style:list-style-name="L1">
      <style:paragraph-properties fo:break-before="page"/>
      <style:text-properties officeooo:paragraph-rsid="0b0ddd8e"/>
    </style:style>
    <style:style style:name="P6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4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loext:opacity="100%" style:font-name="Liberation Sans" fo:font-size="12pt" style:font-size-asian="12pt" style:font-size-complex="12pt"/>
    </style:style>
    <style:style style:name="T1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3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3" style:family="text">
      <style:text-properties officeooo:rsid="04473353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officeooo:rsid="0aace3cd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officeooo:rsid="0f8f58bd"/>
    </style:style>
    <style:style style:name="T262" style:family="text">
      <style:text-properties officeooo:rsid="0f95a7a0"/>
    </style:style>
    <style:style style:name="T263" style:family="text">
      <style:text-properties officeooo:rsid="105c8aaa"/>
    </style:style>
    <style:style style:name="T264" style:family="text">
      <style:text-properties officeooo:rsid="107e8e04"/>
    </style:style>
    <style:style style:name="T265" style:family="text">
      <style:text-properties officeooo:rsid="1083fa7a"/>
    </style:style>
    <style:style style:name="T266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6"><text:span text:style-name="T160">C</text:span><text:span text:style-name="T159">hecklist voor </text:span><text:span text:style-name="T161">de installatie</text:span><text:span text:style-name="T159"> van </text:span><text:span text:style-name="T165"><text:user-field-get text:name="Distro">Rocky Linux</text:user-field-get></text:span><text:span text:style-name="T167"><text:s/></text:span><text:span text:style-name="T165"><text:user-field-get text:name="Version">9.x</text:user-field-get></text:span><text:span text:style-name="T163"><text:note text:id="ftn1" text:note-class="footnote"><text:note-citation>1</text:note-citation><text:note-body><text:p text:style-name="P52"><text:span text:style-name="T239">D</text:span><text:span text:style-name="T237">eze </text:span><text:span text:style-name="T242"><text:user-field-get text:name="Distro">Rocky Linux</text:user-field-get></text:span><text:span text:style-name="T238"><text:s/></text:span><text:span text:style-name="T243"><text:user-field-get text:name="Version">9.x</text:user-field-get></text:span><text:span text:style-name="T243"><text:s/>Desktop/</text:span><text:span text:style-name="T244">Workstation</text:span><text:span text:style-name="T237"> wordt ondersteund tot </text:span><text:span text:style-name="T241">31 </text:span><text:span text:style-name="T240">mei</text:span><text:span text:style-name="T237"> 20</text:span><text:span text:style-name="T241">32</text:span><text:span text:style-name="T237">.</text:span></text:p></text:note-body></text:note></text:span><text:span text:style-name="T164"><text:s/></text:span><text:span text:style-name="T169">GNOME </text:span><text:span text:style-name="T166">Desktop/</text:span><text:span text:style-name="T168">Workstation</text:span><text:span text:style-name="T162">.</text:span></text:p>
      <text:p text:style-name="P59"/>
      <text:p text:style-name="P8"/>
      <text:p text:style-name="P55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1"><text:tab/><text:tab/></text:span><text:span text:style-name="T232"> <text:tab/><text:tab/></text:span><text:span text:style-name="T222"><draw:control text:anchor-type="as-char" svg:y="-0.4cm" draw:z-index="9" draw:name="Gebruiker 2" draw:style-name="gr2" draw:text-style-name="P74" svg:width="6.002cm" svg:height="0.5cm" draw:control="control8"><svg:title>Gebruiker</svg:title><svg:desc>Volledige naam, bijv. Jan Stek</svg:desc></draw:control></text:span><text:span text:style-name="T222"><text:tab/></text:span><text:span text:style-name="T223">b</text:span><text:span text:style-name="T254">ijv.</text:span><text:span text:style-name="T224"> </text:span><text:span text:style-name="T231">J</text:span><text:span text:style-name="T230">a</text:span><text:span text:style-name="T231">n </text:span><text:span text:style-name="T230">Jansen</text:span></text:p>
      <text:p text:style-name="P54"><text:span text:style-name="T8">&lt;</text:span><text:span text:style-name="T228">g</text:span><text:span text:style-name="T10">ebruikersnaam</text:span><text:span text:style-name="T8">&gt;</text:span><text:span text:style-name="T10"><text:tab/></text:span><text:span text:style-name="T226"><draw:control text:anchor-type="as-char" svg:y="-0.4cm" draw:z-index="10" draw:name="Gberuikersnaam 3" draw:style-name="gr2" draw:text-style-name="P74" svg:width="6.002cm" svg:height="0.5cm" draw:control="control9"><svg:title>Gebruikersnaam</svg:title><svg:desc>Korte naam, bijv. jan</svg:desc></draw:control></text:span><text:span text:style-name="T226"><text:tab/></text:span><text:span text:style-name="T227">b</text:span><text:span text:style-name="T257">ijv.</text:span><text:span text:style-name="T5"> </text:span><text:span text:style-name="T183">j</text:span><text:span text:style-name="T184">a</text:span><text:span text:style-name="T183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29"><text:tab/><text:tab/></text:span><text:span text:style-name="T10"><draw:control text:anchor-type="as-char" svg:y="-0.4cm" draw:z-index="11" draw:name="Computernaam 1" draw:style-name="gr2" draw:text-style-name="P74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56">ijv.</text:span><text:span text:style-name="T217"> </text:span><text:span text:style-name="T220">pc02</text:span></text:p>
      <text:p text:style-name="P2"><text:span text:style-name="T18">&lt;</text:span><text:span text:style-name="T216">g</text:span><text:span text:style-name="T215">ebruiker</text:span><text:span text:style-name="T18">&gt;</text:span><text:span text:style-name="T214"><text:tab/></text:span><text:span text:style-name="T218"><text:tab/></text:span><text:span text:style-name="T232"> <text:tab/><text:tab/></text:span><text:span text:style-name="T222"><draw:control text:anchor-type="as-char" svg:y="-0.4cm" draw:z-index="12" draw:name="Gebruiker 3" draw:style-name="gr2" draw:text-style-name="P74" svg:width="6.002cm" svg:height="0.5cm" draw:control="control11"><svg:title>Gebruiker</svg:title><svg:desc>Volledige naam, bijv. Jan Stek</svg:desc></draw:control></text:span><text:span text:style-name="T222"><text:tab/></text:span><text:span text:style-name="T223">e</text:span><text:span text:style-name="T255">vt.</text:span><text:span text:style-name="T225"> extra gebruikers</text:span></text:p>
      <text:p text:style-name="P60"><text:span text:style-name="T18">&lt;</text:span><text:span text:style-name="T216">g</text:span><text:span text:style-name="T215">ebruikersnaam</text:span><text:span text:style-name="T18">&gt;</text:span><text:span text:style-name="T214"><text:tab/></text:span><text:span text:style-name="T226"><draw:control text:anchor-type="as-char" svg:y="-0.4cm" draw:z-index="13" draw:name="Gberuikersnaam 4" draw:style-name="gr2" draw:text-style-name="P74" svg:width="6.002cm" svg:height="0.5cm" draw:control="control12"><svg:title>Gebruikersnaam</svg:title><svg:desc>Korte naam, bijv. jan</svg:desc></draw:control></text:span><text:span text:style-name="T226"><text:tab/></text:span><text:span text:style-name="T227">e</text:span><text:span text:style-name="T258">vt.</text:span><text:span text:style-name="T219"> extra gebruikers</text:span></text:p>
      <text:p text:style-name="P56"><text:span text:style-name="T266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45">Nog niet op Linux?</text:span></text:span><text:span text:style-name="T175"><text:tab/></text:span><text:span text:style-name="T179">G</text:span><text:span text:style-name="T176">ebruik </text:span><text:span text:style-name="Strong_20_Emphasis"><text:span text:style-name="T180">Checklist </text:span></text:span><text:span text:style-name="Strong_20_Emphasis"><text:span text:style-name="T181">overzetten</text:span></text:span><text:span text:style-name="T176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77"> onder </text:span><text:span text:style-name="Strong_20_Emphasis"><text:span text:style-name="T146">Linux</text:span></text:span><text:span text:style-name="T178">.</text:span></text:p>
      <text:p text:style-name="P26"><text:span text:style-name="Strong_20_Emphasis"><text:span text:style-name="T147">Nieuwe installatie?</text:span></text:span><text:span text:style-name="T142"><text:tab/></text:span><text:span text:style-name="T144">B</text:span><text:span text:style-name="T142">egin bij hoofdstuk </text:span><text:span text:style-name="Strong_20_Emphasis"><text:span text:style-name="T147"><text:bookmark-ref text:reference-format="page" text:ref-name="__RefNumPara__4009_1271708128">2</text:bookmark-ref></text:span></text:span><text:span text:style-name="Strong_20_Emphasis"><text:span text:style-name="T147"><text:s text:c="2"/></text:span></text:span><text:span text:style-name="Strong_20_Emphasis"><text:span text:style-name="T148"><text:bookmark-ref text:reference-format="text" text:ref-name="__RefNumPara__4009_1271708128">Installatie uitvoeren</text:bookmark-ref></text:span></text:span><text:span text:style-name="T143">.</text:span></text:p>
      <text:p text:style-name="P14"/>
      <text:p text:style-name="P14"/>
      <text:list text:style-name="L1">
        <text:list-item>
          <text:p text:style-name="P69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77"><draw:control text:anchor-type="as-char" draw:z-index="4" draw:name="Vorm3_0" draw:style-name="gr1" draw:text-style-name="P7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7"><draw:control text:anchor-type="as-char" draw:z-index="5" draw:name="Vorm3_ 2" draw:style-name="gr1" draw:text-style-name="P7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53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06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T260">gebruiker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text:span text:style-name="T54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4" draw:name="Vorm4" draw:style-name="gr1" draw:text-style-name="P7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65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3" text:note-class="footnote"><text:note-citation>3</text:note-citation><text:note-body><text:p text:style-name="P28"><text:span text:style-name="T158">Druk op de Super-toets (Windows, Command, of Vergrootglas-toets) of klik in de linkerbovenhoek.</text:span><text:span text:style-name="T158"/>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57"> de </text:span><text:span text:style-name="T72">volgende d</text:span><text:span text:style-name="T71">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1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1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5" draw:name="Vorm 3" draw:style-name="gr1" draw:text-style-name="P7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6" draw:name="Vorm 4" draw:style-name="gr1" draw:text-style-name="P73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D11" office:value-type="string">
            <text:p text:style-name="P48"><text:span text:style-name="T69">Selecteer</text:span><text:span text:style-name="T60"> </text:span><text:span text:style-name="Strong_20_Emphasis"><text:span text:style-name="T43">1</text:span></text:span><text:span text:style-name="T87"> </text:span><text:span text:style-name="T88">Installatie voorbereiden</text:span><text:span text:style-name="T68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8"><text:bookmark-start text:name="__RefNumPara__4009_1271708128"/><text:span text:style-name="Strong_20_Emphasis"><text:span text:style-name="T182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3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6">Start de computer op vanaf</text:span><text:span text:style-name="T186"><text:note text:id="ftn4" text:note-class="footnote"><text:note-citation>1</text:note-citation><text:note-body><text:p text:style-name="P58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T127">Veelgebruikte toetsen: </text:span><text:span text:style-name="T135">Esc</text:span><text:span text:style-name="T129">, </text:span><text:span text:style-name="T135">Delete</text:span><text:span text:style-name="T129">, </text:span><text:span text:style-name="T135">F1</text:span><text:span text:style-name="T129">, </text:span><text:span text:style-name="T135">F2</text:span><text:span text:style-name="T129">, </text:span><text:span text:style-name="T135">F9</text:span><text:span text:style-name="T129">, </text:span><text:span text:style-name="T135">F10</text:span><text:span text:style-name="T129">, </text:span><text:span text:style-name="T135">F11</text:span><text:span text:style-name="T129">, of </text:span><text:span text:style-name="T135">F12</text:span></text:p></text:note-body></text:note></text:span><text:span text:style-name="T186"> </text:span><text:span text:style-name="T187">een </text:span><text:span text:style-name="T170"><text:user-field-get text:name="Distro">Rocky Linux</text:user-field-get></text:span><text:span text:style-name="T185"><text:s/></text:span><text:span text:style-name="T171"><text:user-field-get text:name="Version">9.x</text:user-field-get></text:span><text:span text:style-name="T171"><text:s/></text:span><text:span text:style-name="T174">GNOME </text:span><text:span text:style-name="T172">Desktop/</text:span><text:span text:style-name="T173">Workstation</text:span><text:span text:style-name="T100"> </text:span><text:span text:style-name="T101">L</text:span><text:span text:style-name="T102">ive</text:span><text:span text:style-name="T102"><text:note text:id="ftn5" text:note-class="footnote"><text:note-citation>2</text:note-citation><text:note-body><text:p text:style-name="P47"><text:span text:style-name="T233">Vanaf ee</text:span>n <text:span text:style-name="T262">L</text:span>ive <text:span text:style-name="T261">USB</text:span><text:span text:style-name="T236">-stick</text:span><text:span text:style-name="T16"> </text:span>kunt <text:span text:style-name="T233">u opstarten en</text:span> <text:span text:style-name="T14">met </text:span><text:span text:style-name="T188"><text:user-field-get text:name="Distro">Rocky Linux</text:user-field-get></text:span><text:span text:style-name="T188"><text:s/></text:span>werken zonder enige bestanden op de harde schijf te wijzigen en maakt ook installatie van <text:span text:style-name="T188"><text:user-field-get text:name="Distro">Rocky Linux</text:user-field-get></text:span><text:span text:style-name="T188"><text:s/></text:span>mogelijk.</text:p></text:note-body></text:note></text:span><text:span text:style-name="T102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3"><text:span text:style-name="T105">USB</text:span><text:span text:style-name="T103">-stick</text:span><text:span text:style-name="T103"><text:note text:id="ftn6" text:note-class="footnote"><text:note-citation>3</text:note-citation><text:note-body><text:p text:style-name="P62"><text:span text:style-name="T113">Maak een opstartbare USB-stick</text:span><text:span text:style-name="T110">:</text:span><text:span text:style-name="Strong_20_Emphasis"><text:span text:style-name="T136"><text:line-break/></text:span></text:span><text:span text:style-name="T107">Download </text:span><text:span text:style-name="T112">een </text:span><text:span text:style-name="terk_20_accent_20_voetnoot"><text:span text:style-name="T134">Rocky Linux </text:span></text:span><text:span text:style-name="terk_20_accent_20_voetnoot"><text:span text:style-name="T134"><text:user-field-get text:name="Version">9.x</text:user-field-get></text:span></text:span><text:span text:style-name="T128"><text:s/></text:span><text:span text:style-name="terk_20_accent_20_voetnoot"><text:span text:style-name="T45">Desktop/Workstation Live </text:span></text:span><text:span text:style-name="terk_20_accent_20_voetnoot"><text:span text:style-name="T47">Image </text:span></text:span><text:span text:style-name="terk_20_accent_20_voetnoot"><text:span text:style-name="T134">GNOME </text:span></text:span><text:span text:style-name="T108">vanaf </text:span><text:a xlink:type="simple" xlink:href="https://rockylinux.org/" text:style-name="Internet_20_link" text:visited-style-name="Visited_20_Internet_20_Link"><text:span text:style-name="T235">rockylinux.org</text:span></text:a><text:span text:style-name="T128">.</text:span><text:span text:style-name="Strong_20_Emphasis"><text:span text:style-name="T137"><text:line-break/></text:span></text:span><text:span text:style-name="T109">De </text:span><text:span text:style-name="T111">ver</text:span><text:span text:style-name="T109">volgstappen staan beschreven in </text:span><text:span text:style-name="terk_20_accent_20_voetnoot"><text:span text:style-name="T46">Linux informatie</text:span></text:span><text:span text:style-name="T109">, te vinden op </text:span><text:a xlink:type="simple" xlink:href="https://karelzimmer.nl/" text:style-name="Internet_20_link" text:visited-style-name="Visited_20_Internet_20_Link"><text:span text:style-name="T234">karelzimmer.nl</text:span></text:a><text:span text:style-name="T109">, onder </text:span><text:span text:style-name="terk_20_accent_20_voetnoot"><text:span text:style-name="T46">Linux</text:span></text:span><text:span text:style-name="T109">.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69">Selecteer</text:span><text:span text:style-name="T50"> </text:span><text:span text:style-name="Strong_20_Emphasis"><text:span text:style-name="T35">Start</text:span></text:span><text:span text:style-name="Strong_20_Emphasis"><text:span text:style-name="T51"> </text:span></text:span><text:span text:style-name="Strong_20_Emphasis"><text:span text:style-name="T36"><text:user-field-get text:name="Distro">Rocky Linux</text:user-field-get></text:span></text:span><text:span text:style-name="Strong_20_Emphasis"><text:span text:style-name="T39"><text:s/></text:span></text:span><text:span text:style-name="Strong_20_Emphasis"><text:span text:style-name="T37"><text:user-field-get text:name="Version">9.x</text:user-field-get></text:span></text:span><text:span text:style-name="T52"><text:s/></text:span><text:span text:style-name="T80">en druk op de </text:span><text:span text:style-name="T38">Enter</text:span><text:span text:style-name="T56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3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6">Klik op </text:span><text:span text:style-name="Strong_20_Emphasis"><text:span text:style-name="T94">Install to Hard Driv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3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6">Bij</text:span><text:span text:style-name="T205"> </text:span><text:span text:style-name="Strong_20_Emphasis"><text:span text:style-name="T204">WELCOME </text:span></text:span><text:span text:style-name="Strong_20_Emphasis"><text:span text:style-name="T207">BIJ</text:span></text:span><text:span text:style-name="Strong_20_Emphasis"><text:span text:style-name="T204"> ROCKY LINUX </text:span></text:span><text:span text:style-name="Strong_20_Emphasis"><text:span text:style-name="T204"><text:user-field-get text:name="Version">9.x</text:user-field-get></text:span></text:span><text:span text:style-name="T204"><text:s/>select</text:span><text:span text:style-name="T206">eer</text:span><text:span text:style-name="T208"> </text:span><text:span text:style-name="Strong_20_Emphasis"><text:span text:style-name="T211">Nederlands</text:span></text:span><text:span text:style-name="T208"> en klik</text:span><text:span text:style-name="T209"> </text:span><text:span text:style-name="T208">op</text:span><text:span text:style-name="T210"> </text:span><text:span text:style-name="Strong_20_Emphasis"><text:span text:style-name="T201">Doorgaan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3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Strong_20_Emphasis"><text:span text:style-name="T212">SYSTEEM</text:span></text:span><text:span text:style-name="T193"> </text:span><text:span text:style-name="T195">klik </text:span><text:span text:style-name="T193">op </text:span><text:span text:style-name="Strong_20_Emphasis"><text:span text:style-name="T212">Installatiebestemming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3">Controleer </text:span><text:span text:style-name="T196">de </text:span><text:span text:style-name="Strong_20_Emphasis"><text:span text:style-name="T213">Apparaatselectie</text:span></text:span><text:span text:style-name="T193"> en klik op </text:span><text:span text:style-name="Strong_20_Emphasis"><text:span text:style-name="T212">Klaar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3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T199">SYSTEEM</text:span><text:span text:style-name="T193"> </text:span><text:span text:style-name="T195">klik </text:span><text:span text:style-name="T193">op </text:span><text:span text:style-name="T199">Netwerk &amp; hostnaam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2">V</text:span><text:span text:style-name="T190">ul </text:span><text:span text:style-name="T191">in </text:span><text:span text:style-name="Strong_20_Emphasis"><text:span text:style-name="T194">Hostnaam</text:span></text:span><text:span text:style-name="T11"> &lt;computernaam&gt;</text:span><text:span text:style-name="T198"> </text:span><text:span text:style-name="T194">en klik op </text:span><text:span text:style-name="Strong_20_Emphasis"><text:span text:style-name="T200">Toepassen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4">K</text:span><text:span text:style-name="T193">lik op </text:span><text:span text:style-name="T199">Klaar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3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5">O</text:span><text:span text:style-name="T193">nder</text:span><text:span text:style-name="T189"> </text:span><text:span text:style-name="Strong_20_Emphasis"><text:span text:style-name="T193">GEBRUIKERSINSTELLINGEN</text:span></text:span><text:span text:style-name="T193"> </text:span><text:span text:style-name="T195">klik </text:span><text:span text:style-name="T193">op </text:span><text:span text:style-name="T199">Gebruiker aanmaken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3">Vul in </text:span><text:span text:style-name="Strong_20_Emphasis"><text:span text:style-name="Strong_20_Emphasis"><text:span text:style-name="T140">Volledige n</text:span></text:span></text:span><text:span text:style-name="Strong_20_Emphasis"><text:span text:style-name="T99">aam</text:span></text:span><text:span text:style-name="T81"> </text:span><text:span text:style-name="T18">&lt;</text:span><text:span text:style-name="T21">gebruiker</text:span><text:span text:style-name="T18">&gt;</text:span><text:span text:style-name="T82">, </text:span><text:span text:style-name="Strong_20_Emphasis"><text:span text:style-name="T138"><text:line-break/></text:span></text:span><text:span text:style-name="Strong_20_Emphasis"><text:span text:style-name="T98">Gebruikersnaam</text:span></text:span><text:span text:style-name="T81"> &lt;</text:span><text:span text:style-name="T7">gebruikersnaam&gt;</text:span><text:span text:style-name="T81">,</text:span></text:p>
            <text:p text:style-name="Standard"><text:span text:style-name="T84">vink aan </text:span><text:span text:style-name="Strong_20_Emphasis"><text:span text:style-name="T139">Maak deze gebruiker beheerde</text:span></text:span><text:span text:style-name="T93">r</text:span><text:span text:style-name="T84">,</text:span></text:p>
            <text:p text:style-name="Standard"><text:span text:style-name="T83">g</text:span><text:span text:style-name="T84">eef tweemaal een </text:span><text:span text:style-name="Strong_20_Emphasis"><text:span text:style-name="T98">wachtwoord</text:span></text:span><text:span text:style-name="T84"> </text:span><text:span text:style-name="T85">en k</text:span><text:span text:style-name="T84">lik op </text:span><text:span text:style-name="Strong_20_Emphasis"><text:span text:style-name="T93">Klaar</text:span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3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2">Begin installatie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3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3">I</text:span></text:span><text:span text:style-name="Strong_20_Emphasis"><text:span text:style-name="T202">nstallatie </text:span></text:span><text:span text:style-name="Strong_20_Emphasis"><text:span text:style-name="T203">voltooien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3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5">Hers</text:span><text:span text:style-name="T264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7"><text:span text:style-name="Strong_20_Emphasis"><text:span text:style-name="T96">Installatie </text:span></text:span><text:span text:style-name="Strong_20_Emphasis"><text:span text:style-name="T97">afronden</text:span></text:span></text:p>
        </text:list-item>
      </text:list>
      <text:p text:style-name="P29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79"><draw:control text:anchor-type="as-char" draw:z-index="2" draw:name="Vorm24" draw:style-name="gr1" draw:text-style-name="P7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3"><text:span text:style-name="T49">Aanmelden als </text:span><text:span text:style-name="T25">&lt;</text:span><text:span text:style-name="T26">gebruiker</text:span><text:span text:style-name="T25">&gt;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3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3" svg:width="0.35cm" svg:height="0.35cm" draw:control="control16"/></text:span></text:p>
          </table:table-cell>
          <table:table-cell table:style-name="_33_._5f_Installatie_5f_afronden.C5" office:value-type="string">
            <text:p text:style-name="P65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7" text:note-class="footnote"><text:note-citation>1</text:note-citation><text:note-body><text:p text:style-name="P7">Druk op de Super-toets (Windows, Command, of Vergrootglas-toets) of klik in de linkerbovenhoek.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7"> de </text:span><text:span text:style-name="T73">volgende </text:span><text:span text:style-name="T71">d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7"><text:span text:style-name="User_20_Entry"><text:span text:style-name="T133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1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1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79"><draw:control text:anchor-type="as-char" draw:z-index="18" draw:name="Vorm 7" draw:style-name="gr1" draw:text-style-name="P73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55"/></text:span></text:p>
          </table:table-cell>
          <table:table-cell table:style-name="_33_._5f_Installatie_5f_afronden.C13" office:value-type="string">
            <text:p text:style-name="P49"><text:span text:style-name="T69">Selecteer</text:span><text:span text:style-name="T63"> </text:span><text:span text:style-name="Strong_20_Emphasis"><text:span text:style-name="T44">3</text:span></text:span><text:span text:style-name="T89"> </text:span><text:span text:style-name="T90">Installatie</text:span><text:span text:style-name="T91"> </text:span><text:span text:style-name="T92">afronden</text:span><text:span text:style-name="T68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29"><text:span text:style-name="Strong_20_Emphasis"><text:span text:style-name="T49"/></text:span></text:p>
      <text:list text:continue-numbering="true" text:style-name="L1">
        <text:list-item>
          <text:p text:style-name="P70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79"><draw:control text:anchor-type="as-char" draw:z-index="3" draw:name="Vorm40_0" draw:style-name="gr1" draw:text-style-name="P73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79"><draw:control text:anchor-type="as-char" draw:z-index="6" draw:name="Vorm40_ 1" draw:style-name="gr1" draw:text-style-name="P73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49">Aanmelden als </text:span><text:span text:style-name="T27">&lt;</text:span><text:span text:style-name="T28">gebruiker</text:span><text:span text:style-name="T27">&gt;</text:span><text:span text:style-name="T66"><text:note text:id="ftn8" text:note-class="footnote"><text:note-citation>1</text:note-citation><text:note-body><text:p text:style-name="P37"><text:span text:style-name="T130">E</text:span><text:span text:style-name="T132">ventuele extra </text:span><text:span text:style-name="T259">gebruiker</text:span><text:span text:style-name="T131">s </text:span><text:span text:style-name="T132">aanmelden en dezelfde stappen uitvoeren.</text:span></text:p></text:note-body></text:note></text:span><text:span text:style-name="T49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78"><draw:control text:anchor-type="as-char" draw:z-index="8" draw:name="Vorm13_ 1" draw:style-name="gr1" draw:text-style-name="P73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3">Volg de welkomstschermen.</text:span><text:span text:style-name="T246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9"><draw:control text:anchor-type="as-char" draw:z-index="19" draw:name="Vorm 8" draw:style-name="gr1" draw:text-style-name="P73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79"><draw:control text:anchor-type="as-char" draw:z-index="20" draw:name="Vorm 9" draw:style-name="gr1" draw:text-style-name="P73" svg:width="0.35cm" svg:height="0.35cm" draw:control="control19"/></text:span></text:span></text:p>
          </table:table-cell>
          <table:table-cell table:style-name="Tabel2.D5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69">Selecteer</text:span><text:span text:style-name="T63"> </text:span><text:span text:style-name="Strong_20_Emphasis"><text:span text:style-name="T44">4</text:span></text:span><text:span text:style-name="T89"> </text:span><text:span text:style-name="T70">Gebruiker inrichten</text:span><text:span text:style-name="T68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9"><text:span text:style-name="Strong_20_Emphasis"><text:span text:style-name="T67"/></text:span></text:p>
      <text:p text:style-name="P23"/>
      <text:p text:style-name="P24"><text:span text:style-name="T149">E</text:span><text:span text:style-name="T150">inde c</text:span><text:span text:style-name="T151">hecklist, </text:span><text:span text:style-name="T152">d</text:span><text:span text:style-name="T151">e installatie van </text:span><text:span text:style-name="T155"><text:user-field-get text:name="Distro">Rocky Linux</text:user-field-get></text:span><text:span text:style-name="T153"><text:s/></text:span><text:span text:style-name="T154"><text:user-field-get text:name="Version">9.x</text:user-field-get></text:span><text:span text:style-name="T154"><text:s/></text:span><text:span text:style-name="T156">Desktop/</text:span><text:span text:style-name="T157">Workstation</text:span><text:span text:style-name="T48"> </text:span><text:span text:style-name="T151">is voltooid.</text:span></text:p>
      <text:p text:style-name="P3"/>
      <text:list text:style-name="L2">
        <text:list-header>
          <text:p text:style-name="P71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72"><text:span text:style-name="T252">Licentie </text:span><text:span text:style-name="T250">C</text:span><text:span text:style-name="T251">C0</text:span><text:span text:style-name="T250"> 1.0 </text:span><text:span text:style-name="T24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7"><text:s/></text:span><text:span text:style-name="T24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3-13T12:54:22.464976217">13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3T12:54:22.310398845</dc:date>
    <meta:keyword>Installatie</meta:keyword>
    <meta:keyword>Checklist</meta:keyword>
    <meta:keyword>Linux</meta:keyword>
    <meta:editing-cycles>7012</meta:editing-cycles>
    <meta:editing-duration>P12DT16H38M42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488" meta:character-count="3505" meta:non-whitespace-character-count="3071"/>
    <meta:user-defined meta:name="Info 1"/>
    <meta:user-defined meta:name="Info 2"/>
    <meta:user-defined meta:name="Info 3"/>
    <meta:user-defined meta:name="Info 4"/>
  </office:meta>
</office:document-meta>
</file>